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1.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0.71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23.5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alores climatológicos normal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ntiago de Compostela Aeropuerto (1981-2010)<text:span text:style-name="T1">1</text:span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9" office:value-type="string" calcext:value-type="string">
            <text:p>Mes</text:p>
          </table:table-cell>
          <table:table-cell table:style-name="ce9" office:value-type="string" calcext:value-type="string">
            <text:p>Temperatura Media</text:p>
          </table:table-cell>
          <table:table-cell table:style-name="ce9" office:value-type="string" calcext:value-type="string">
            <text:p>Precipitación Media</text:p>
          </table:table-cell>
          <table:table-cell table:style-name="ce9" office:value-type="string" calcext:value-type="string">
            <text:p>Humedad relativa</text:p>
            <text:p>Media</text:p>
          </table:table-cell>
          <table:table-cell table:style-name="ce9" office:value-type="string" calcext:value-type="string">
            <text:p>Días de precipitación Media</text:p>
          </table:table-cell>
          <table:table-cell table:style-name="ce9" office:value-type="string" calcext:value-type="string">
            <text:p>Días de nieve</text:p>
            <text:p>Media</text:p>
          </table:table-cell>
          <table:table-cell table:style-name="ce9" office:value-type="string" calcext:value-type="string">
            <text:p>Días de tormenta</text:p>
            <text:p>Media</text:p>
          </table:table-cell>
          <table:table-cell table:style-name="ce9" office:value-type="string" calcext:value-type="string">
            <text:p>Días de niebla</text:p>
            <text:p>Media</text:p>
          </table:table-cell>
          <table:table-cell table:style-name="ce9" office:value-type="string" calcext:value-type="string">
            <text:p>Días de helada</text:p>
            <text:p>Media</text:p>
          </table:table-cell>
          <table:table-cell table:style-name="ce9" office:value-type="string" calcext:value-type="string">
            <text:p>Días despejados Media</text:p>
          </table:table-cell>
          <table:table-cell table:style-name="ce9" office:value-type="string" calcext:value-type="string">
            <text:p>Horas de sol</text:p>
            <text:p>Media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7.7" calcext:value-type="float">
            <text:p>7,7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8.6" calcext:value-type="float">
            <text:p>8,6</text:p>
          </table:table-cell>
          <table:table-cell office:value-type="float" office:value="4.5" calcext:value-type="float">
            <text:p>4,5</text:p>
          </table:table-cell>
          <table:table-cell office:value-type="float" office:value="4.1" calcext:value-type="float">
            <text:p>4,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8.3" calcext:value-type="float">
            <text:p>8,3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2.6" calcext:value-type="float">
            <text:p>12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0.2" calcext:value-type="float">
            <text:p>10,2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2.8" calcext:value-type="float">
            <text:p>12,8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1.2" calcext:value-type="float">
            <text:p>11,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14.4" calcext:value-type="float">
            <text:p>14,4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5.6" calcext:value-type="float">
            <text:p>5,6</text:p>
          </table:table-cell>
          <table:table-cell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3.6" calcext:value-type="float">
            <text:p>13,6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2.7" calcext:value-type="float">
            <text:p>12,7</text:p>
          </table:table-cell>
          <table:table-cell table:style-name="ce12" office:value-type="string" calcext:value-type="string">
            <text:p>0.0</text:p>
          </table:table-cell>
          <table:table-cell office:value-type="float" office:value="2.2" calcext:value-type="float">
            <text:p>2,2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6.8" calcext:value-type="float">
            <text:p>16,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.6" calcext:value-type="float">
            <text:p>7,6</text:p>
          </table:table-cell>
          <table:table-cell table:style-name="ce12" office:value-type="string" calcext:value-type="string">
            <text:p>0.0</text:p>
          </table:table-cell>
          <table:table-cell office:value-type="float" office:value="1.2" calcext:value-type="float">
            <text:p>1,2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8.6" calcext:value-type="float">
            <text:p>18,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5.7" calcext:value-type="float">
            <text:p>5,7</text:p>
          </table:table-cell>
          <table:table-cell table:style-name="ce12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,5</text:p>
          </table:table-cell>
          <table:table-cell table:style-name="ce12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17.4" calcext:value-type="float">
            <text:p>17,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8.4" calcext:value-type="float">
            <text:p>8,4</text:p>
          </table:table-cell>
          <table:table-cell table:style-name="ce12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13.8" calcext:value-type="float">
            <text:p>13,8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10.4" calcext:value-type="float">
            <text:p>10,4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office:value-type="float" office:value="14.9" calcext:value-type="float">
            <text:p>14,9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8.5" calcext:value-type="float">
            <text:p>8,5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15.9" calcext:value-type="float">
            <text:p>15,9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office:value-type="float" office:value="2.6" calcext:value-type="float">
            <text:p>2,6</text:p>
          </table:table-cell>
          <table:table-cell office:value-type="float" office:value="5.1" calcext:value-type="float">
            <text:p>5,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table:style-name="ce11"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0" office:value-type="string" calcext:value-type="string">
            <text:p><text:span text:style-name="T1">1</text:span><text:span text:style-name="T2"> </text:span><text:span text:style-name="T2"><text:a xlink:href="https://goo.gl/vjYbjA" xlink:type="simple">AEMET – Agencia estatal de metereología</text:a></text:span></text:p>
          </table:table-cell>
          <table:table-cell table:style-name="ce10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00:12:31.7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3-07T22:12:59.285000000</meta:creation-date>
    <dc:date>2018-03-08T00:12:38.129000000</dc:date>
    <dc:creator>Juan Pablo Cepeda</dc:creator>
    <meta:editing-duration>PT40M10S</meta:editing-duration>
    <meta:editing-cycles>11</meta:editing-cycles>
    <meta:generator>LibreOffice/5.4.4.2$Windows_X86_64 LibreOffice_project/2524958677847fb3bb44820e40380acbe820f960</meta:generator>
    <meta:document-statistic meta:table-count="1" meta:cell-count="147" meta:object-count="0"/>
  </office:meta>
</office:document-meta>
</file>